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66in" table:align="left"/>
    </style:style>
    <style:style style:name="Table1.A" style:family="table-column">
      <style:table-column-properties style:column-width="2.4847in"/>
    </style:style>
    <style:style style:name="Table1.B" style:family="table-column">
      <style:table-column-properties style:column-width="0.88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1">
      <style:text-properties fo:font-size="6pt" style:font-size-asian="5.25pt" style:font-size-complex="6pt"/>
    </style:style>
    <style:style style:name="P4" style:family="paragraph" style:parent-style-name="Heading_20_3"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Heading_20_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Text_20_body" style:list-style-name="L14">
      <style:text-properties fo:font-size="6pt" style:font-size-asian="5.25pt" style:font-size-complex="6pt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6pt" style:font-size-asian="5.25pt" style:font-size-complex="6pt"/>
    </style:style>
    <style:style style:name="P22" style:family="paragraph">
      <style:paragraph-properties fo:text-align="start"/>
      <style:text-properties fo:font-family="'Liberation Mono'" style:font-family-generic="modern" style:font-pitch="fixed" fo:font-size="10pt"/>
    </style:style>
    <style:style style:name="P23" style:family="paragraph" style:parent-style-name="Text_20_body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P25" style:family="paragraph" style:parent-style-name="Standard">
      <style:text-properties fo:font-size="6pt" style:font-size-asian="5.25pt" style:font-size-complex="6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ce you want <text:span text:style-name="Strong_20_Emphasis">Option C — BOTH (Full Business Plan + Pitch Deck)</text:span>, I will generate them <text:span text:style-name="Strong_20_Emphasis">cleanly, professionally, and in sections</text:span>, so you can paste them directly into your private Git repo.</text:p>
      <text:p text:style-name="P1">Here is the plan:</text:p>
      <text:p text:style-name="P2"/>
      <text:h text:style-name="P3" text:outline-level="1">✅ <text:span text:style-name="Strong_20_Emphasis">Deliverables</text:span></text:h>
      <text:h text:style-name="P4" text:outline-level="3"><text:span text:style-name="Strong_20_Emphasis">Document #7 — Full Business Plan (RoboChef)</text:span></text:h>
      <text:p text:style-name="P1">A complete investor-ready business plan including:</text:p>
      <text:list text:style-name="L1">
        <text:list-item>
          <text:p text:style-name="P5">Executive Summary</text:p>
        </text:list-item>
        <text:list-item>
          <text:p text:style-name="P5">Product Overview</text:p>
        </text:list-item>
        <text:list-item>
          <text:p text:style-name="P5">Market Opportunity</text:p>
        </text:list-item>
        <text:list-item>
          <text:p text:style-name="P5">Technology &amp; IP (including your AEC patentable system)</text:p>
        </text:list-item>
        <text:list-item>
          <text:p text:style-name="P5">Humanoid + kitchen ecosystem</text:p>
        </text:list-item>
        <text:list-item>
          <text:p text:style-name="P5">Operating model</text:p>
        </text:list-item>
        <text:list-item>
          <text:p text:style-name="P5">Revenue model</text:p>
        </text:list-item>
        <text:list-item>
          <text:p text:style-name="P5">Competitive analysis</text:p>
        </text:list-item>
        <text:list-item>
          <text:p text:style-name="P5">GTM strategy</text:p>
        </text:list-item>
        <text:list-item>
          <text:p text:style-name="P5">Financial projections (narrative form)</text:p>
        </text:list-item>
        <text:list-item>
          <text:p text:style-name="P5">Risk analysis</text:p>
        </text:list-item>
        <text:list-item>
          <text:p text:style-name="P5">Roadmap</text:p>
        </text:list-item>
      </text:list>
      <text:p text:style-name="P2"/>
      <text:h text:style-name="P4" text:outline-level="3"><text:span text:style-name="Strong_20_Emphasis">Document #8 — Investor Pitch Deck (RoboChef)</text:span></text:h>
      <text:p text:style-name="P1">A 12–15 slide script, formatted as a pitch deck:</text:p>
      <text:list text:style-name="L2">
        <text:list-item>
          <text:p text:style-name="P6">Cover</text:p>
        </text:list-item>
        <text:list-item>
          <text:p text:style-name="P6">Problem</text:p>
        </text:list-item>
        <text:list-item>
          <text:p text:style-name="P6">Solution</text:p>
        </text:list-item>
        <text:list-item>
          <text:p text:style-name="P6">Why now</text:p>
        </text:list-item>
        <text:list-item>
          <text:p text:style-name="P6">Product (Humanoid + encrypted capsules)</text:p>
        </text:list-item>
        <text:list-item>
          <text:p text:style-name="P6">Technology</text:p>
        </text:list-item>
        <text:list-item>
          <text:p text:style-name="P6">Patent moat (AEC)</text:p>
        </text:list-item>
        <text:list-item>
          <text:p text:style-name="P6">Business model</text:p>
        </text:list-item>
        <text:list-item>
          <text:p text:style-name="P6">Market size</text:p>
        </text:list-item>
        <text:list-item>
          <text:p text:style-name="P6">Traction roadmap</text:p>
        </text:list-item>
        <text:list-item>
          <text:p text:style-name="P6">Vision</text:p>
        </text:list-item>
        <text:list-item>
          <text:p text:style-name="P6">Team</text:p>
        </text:list-item>
        <text:list-item>
          <text:p text:style-name="P6">Ask</text:p>
        </text:list-item>
      </text:list>
      <text:p text:style-name="P2"/>
      <text:h text:style-name="P3" text:outline-level="1">✔️ To proceed immediately:</text:h>
      <text:p text:style-name="P1">I will begin with <text:span text:style-name="Strong_20_Emphasis">Document #7 — Full Business Plan</text:span>.</text:p>
      <text:p text:style-name="P1">Because it is LONG, I will deliver it in structured sections:</text:p>
      <text:h text:style-name="P4" text:outline-level="3"><text:span text:style-name="Strong_20_Emphasis">PART 1 — Executive Summary + Vision + Opportunity</text:span></text:h>
      <text:p text:style-name="P1">If this is good, I will continue PART 2, PART 3, etc., until the full business plan is completed.</text:p>
      <text:p text:style-name="P2"/>
      <text:h text:style-name="P3" text:outline-level="1"><text:soft-page-break/>⭐ <text:span text:style-name="Strong_20_Emphasis">Document #7: RoboChef – Full Business Plan</text:span></text:h>
      <text:h text:style-name="P4" text:outline-level="3"><text:span text:style-name="Strong_20_Emphasis">PART 1 — Executive Summary &amp; Vision</text:span></text:h>
      <text:h text:style-name="P7" text:outline-level="2"><text:span text:style-name="Strong_20_Emphasis">1. Executive Summary</text:span></text:h>
      <text:p text:style-name="P1">RoboChef is an AI-driven, fully automated meal-preparation ecosystem combining <text:span text:style-name="Strong_20_Emphasis">humanoid robotic chefs</text:span>, <text:span text:style-name="Strong_20_Emphasis">encrypted food capsules</text:span>, and a <text:span text:style-name="Strong_20_Emphasis">cloud-based recipe intelligence network</text:span>.<text:line-break/>The system prepares complete ready-to-eat meals—cutting, seasoning, cooking, plating—without human labor.</text:p>
      <text:p text:style-name="P1">RoboChef introduces a <text:span text:style-name="Strong_20_Emphasis">core patentable economic engine</text:span>:</text:p>
      <text:h text:style-name="P4" text:outline-level="3"><text:span text:style-name="Strong_20_Emphasis">Authorized Encrypted Code (AEC)</text:span></text:h>
      <text:p text:style-name="P1">Food capsules and ingredient packages contain a daily-rotating encrypted code that only authorized RoboChef systems can read.<text:line-break/>This creates:</text:p>
      <text:list text:style-name="L3">
        <text:list-item>
          <text:p text:style-name="P8">A protected food-supply network</text:p>
        </text:list-item>
        <text:list-item>
          <text:p text:style-name="P8">Guaranteed freshness and safety</text:p>
        </text:list-item>
        <text:list-item>
          <text:p text:style-name="P8">A recurring revenue stream from selling daily AEC keys to certified vendors</text:p>
        </text:list-item>
        <text:list-item>
          <text:p text:style-name="P8">Protection against unauthorized imitation, counterfeit ingredients, and unlicensed companies</text:p>
        </text:list-item>
      </text:list>
      <text:p text:style-name="P1">Together, RoboChef becomes <text:span text:style-name="Strong_20_Emphasis">the world’s first secure automated cooking ecosystem</text:span>, with major revenue channels from:</text:p>
      <text:list text:style-name="L4">
        <text:list-item>
          <text:p text:style-name="P9">RoboChef devices (personal, family, and restaurant models)</text:p>
        </text:list-item>
        <text:list-item>
          <text:p text:style-name="P9">Ingredient capsules (premium margin)</text:p>
        </text:list-item>
        <text:list-item>
          <text:p text:style-name="P9">Daily AEC licensing fees</text:p>
        </text:list-item>
        <text:list-item>
          <text:p text:style-name="P9">AI-personalized recipe subscriptions</text:p>
        </text:list-item>
        <text:list-item>
          <text:p text:style-name="P9">Corporate kitchens, hotels, and elderly-care automation</text:p>
        </text:list-item>
        <text:list-item>
          <text:p text:style-name="P9">Humanoid training programs and home-integration services</text:p>
        </text:list-item>
      </text:list>
      <text:p text:style-name="P2"/>
      <text:h text:style-name="P7" text:outline-level="2"><text:span text:style-name="Strong_20_Emphasis">2. Vision Statement</text:span></text:h>
      <text:p text:style-name="P1">To transform global meal preparation through intelligent humanoid robotics, secure food-supply technology, and AI-personalized nutrition—bringing gourmet, healthy, affordable meals to every home, family, and restaurant.</text:p>
      <text:p text:style-name="P1">Within 10 years, RoboChef becomes:</text:p>
      <text:list text:style-name="L5">
        <text:list-item>
          <text:p text:style-name="P10">The <text:span text:style-name="Strong_20_Emphasis">Nespresso of food</text:span></text:p>
        </text:list-item>
        <text:list-item>
          <text:p text:style-name="P10">The <text:span text:style-name="Strong_20_Emphasis">iPhone of the kitchen</text:span></text:p>
        </text:list-item>
        <text:list-item>
          <text:p text:style-name="P10">The <text:span text:style-name="Strong_20_Emphasis">AWS of food-service automation</text:span></text:p>
        </text:list-item>
        <text:list-item>
          <text:p text:style-name="P10">The <text:span text:style-name="Strong_20_Emphasis">largest recipe intelligence network in the world</text:span></text:p>
        </text:list-item>
      </text:list>
      <text:p text:style-name="P2"/>
      <text:h text:style-name="P7" text:outline-level="2"><text:span text:style-name="Strong_20_Emphasis">3. Mission Statement</text:span></text:h>
      <text:p text:style-name="P1">To provide zero-effort, safe, gourmet meals for millions of people by automating cooking through robotics, AI, and encrypted ingredient management.</text:p>
      <text:p text:style-name="P2"/>
      <text:h text:style-name="P7" text:outline-level="2"><text:span text:style-name="Strong_20_Emphasis">4. The Problem</text:span></text:h>
      <text:p text:style-name="P1">Consumers and businesses face increasing meal-preparation challenges:</text:p>
      <text:list text:style-name="L6">
        <text:list-item>
          <text:p text:style-name="P11">Lack of time</text:p>
        </text:list-item>
        <text:list-item>
          <text:p text:style-name="P11">High cost of skilled labor</text:p>
        </text:list-item>
        <text:list-item>
          <text:p text:style-name="P11">Inconsistent cooking results</text:p>
        </text:list-item>
        <text:list-item>
          <text:p text:style-name="P11">Food waste</text:p>
        </text:list-item>
        <text:list-item>
          <text:p text:style-name="P11">Rising food safety standards</text:p>
        </text:list-item>
        <text:list-item>
          <text:p text:style-name="P11">Complex recipe requirements</text:p>
        </text:list-item>
        <text:list-item>
          <text:p text:style-name="P11">Overcrowded food-delivery markets with declining quality</text:p>
        </text:list-item>
      </text:list>
      <text:p text:style-name="P1">Restaurants face:</text:p>
      <text:list text:style-name="L7">
        <text:list-item>
          <text:p text:style-name="P12"><text:soft-page-break/>Difficulty hiring chefs</text:p>
        </text:list-item>
        <text:list-item>
          <text:p text:style-name="P12">High labor turnover</text:p>
        </text:list-item>
        <text:list-item>
          <text:p text:style-name="P12">High operational costs</text:p>
        </text:list-item>
        <text:list-item>
          <text:p text:style-name="P12">Inconsistent taste</text:p>
        </text:list-item>
        <text:list-item>
          <text:p text:style-name="P12">Delivery inefficiency</text:p>
        </text:list-item>
      </text:list>
      <text:p text:style-name="P1">Home users face:</text:p>
      <text:list text:style-name="L8">
        <text:list-item>
          <text:p text:style-name="P13">Limited cooking skills</text:p>
        </text:list-item>
        <text:list-item>
          <text:p text:style-name="P13">Dietary restrictions</text:p>
        </text:list-item>
        <text:list-item>
          <text:p text:style-name="P13">Need for healthier options</text:p>
        </text:list-item>
      </text:list>
      <text:p text:style-name="P1"><text:span text:style-name="Strong_20_Emphasis">There is no end-to-end automated cooking ecosystem in the world today</text:span>.</text:p>
      <text:p text:style-name="P2"/>
      <text:h text:style-name="P7" text:outline-level="2"><text:span text:style-name="Strong_20_Emphasis">5. The Solution — RoboChef</text:span></text:h>
      <text:p text:style-name="P1">A complete meal-automation ecosystem consisting of:</text:p>
      <text:h text:style-name="P4" text:outline-level="3"><text:span text:style-name="Strong_20_Emphasis">(A) Humanoid Robot Chef</text:span></text:h>
      <text:list text:style-name="L9">
        <text:list-item>
          <text:p text:style-name="P14">Uses standard household appliances</text:p>
        </text:list-item>
        <text:list-item>
          <text:p text:style-name="P14">Performs tasks like a real chef: chopping, sautéing, mixing, grilling, plating</text:p>
        </text:list-item>
        <text:list-item>
          <text:p text:style-name="P14">Learns the home layout and user preferences</text:p>
        </text:list-item>
        <text:list-item>
          <text:p text:style-name="P14">Can cook ANY human recipe</text:p>
        </text:list-item>
      </text:list>
      <text:h text:style-name="P4" text:outline-level="3"><text:span text:style-name="Strong_20_Emphasis">(B) RoboChef Machine (non-humanoid variant)</text:span></text:h>
      <text:list text:style-name="L10">
        <text:list-item>
          <text:p text:style-name="P15">For smaller or lower-cost markets</text:p>
        </text:list-item>
        <text:list-item>
          <text:p text:style-name="P15">Internal mechanical cooking compartments</text:p>
        </text:list-item>
        <text:list-item>
          <text:p text:style-name="P15">Fully sealed cooking ecosystem</text:p>
        </text:list-item>
      </text:list>
      <text:h text:style-name="P4" text:outline-level="3"><text:span text:style-name="Strong_20_Emphasis">(C) Encrypted Ingredient Capsules (AEC-enabled)</text:span></text:h>
      <text:list text:style-name="L11">
        <text:list-item>
          <text:p text:style-name="P16">Fresh, pre-washed, pre-cut ingredients</text:p>
        </text:list-item>
        <text:list-item>
          <text:p text:style-name="P16">Vacuum-sealed for sanitation</text:p>
        </text:list-item>
        <text:list-item>
          <text:p text:style-name="P16">Humanoid breaks the package only after reading the AEC</text:p>
        </text:list-item>
        <text:list-item>
          <text:p text:style-name="P16">Capsules can be:</text:p>
          <text:list>
            <text:list-item>
              <text:p text:style-name="P16">Vegetables</text:p>
            </text:list-item>
            <text:list-item>
              <text:p text:style-name="P16">Meats</text:p>
            </text:list-item>
            <text:list-item>
              <text:p text:style-name="P16">Sauces &amp; spices</text:p>
            </text:list-item>
            <text:list-item>
              <text:p text:style-name="P16">Complete recipe kits</text:p>
            </text:list-item>
            <text:list-item>
              <text:p text:style-name="P16">Custom user-added sealed bags</text:p>
            </text:list-item>
          </text:list>
        </text:list-item>
      </text:list>
      <text:h text:style-name="P4" text:outline-level="3"><text:span text:style-name="Strong_20_Emphasis">(D) The AEC System (Your Patent Moat)</text:span></text:h>
      <text:p text:style-name="P1">The economic and protection engine of the entire system:</text:p>
      <text:list text:style-name="L12">
        <text:list-item>
          <text:p text:style-name="P17">Daily rotating encrypted verification</text:p>
        </text:list-item>
        <text:list-item>
          <text:p text:style-name="P17">Allows only approved suppliers to sell ingredients</text:p>
        </text:list-item>
        <text:list-item>
          <text:p text:style-name="P17">Prevents low-quality counterfeit input</text:p>
        </text:list-item>
        <text:list-item>
          <text:p text:style-name="P17">Ensures safety for insurance &amp; regulators</text:p>
        </text:list-item>
        <text:list-item>
          <text:p text:style-name="P17">Creates recurring predictable revenue</text:p>
        </text:list-item>
      </text:list>
      <text:h text:style-name="P4" text:outline-level="3"><text:span text:style-name="Strong_20_Emphasis">(E) Cloud Recipe Brain</text:span></text:h>
      <text:list text:style-name="L13">
        <text:list-item>
          <text:p text:style-name="P18">Massive library of chef-created recipes</text:p>
        </text:list-item>
        <text:list-item>
          <text:p text:style-name="P18">Daily updates and improvements</text:p>
        </text:list-item>
        <text:list-item>
          <text:p text:style-name="P18">AI personalization for:</text:p>
          <text:list>
            <text:list-item>
              <text:p text:style-name="P18"><text:soft-page-break/>Diet</text:p>
            </text:list-item>
            <text:list-item>
              <text:p text:style-name="P18">Allergies</text:p>
            </text:list-item>
            <text:list-item>
              <text:p text:style-name="P18">Health goals</text:p>
            </text:list-item>
            <text:list-item>
              <text:p text:style-name="P18">Taste preferences</text:p>
            </text:list-item>
          </text:list>
        </text:list-item>
      </text:list>
      <text:p text:style-name="P2"/>
      <text:h text:style-name="P7" text:outline-level="2"><text:span text:style-name="Strong_20_Emphasis">6. Market Opportunity</text:span></text:h>
      <text:p text:style-name="P1">RoboChef sits across <text:span text:style-name="Strong_20_Emphasis">four trillion-dollar markets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arket</text:p>
            </table:table-cell>
            <table:table-cell table:style-name="Table1.A1" office:value-type="string">
              <text:p text:style-name="Table_20_Heading">Size</text:p>
            </table:table-cell>
          </table:table-row>
        </table:table-header-rows>
        <table:table-row>
          <table:table-cell table:style-name="Table1.A1" office:value-type="string">
            <text:p text:style-name="Table_20_Contents">Home kitchen appliances</text:p>
          </table:table-cell>
          <table:table-cell table:style-name="Table1.A1" office:value-type="string">
            <text:p text:style-name="Table_20_Contents">$300B/year</text:p>
          </table:table-cell>
        </table:table-row>
        <table:table-row>
          <table:table-cell table:style-name="Table1.A1" office:value-type="string">
            <text:p text:style-name="Table_20_Contents">Restaurant automation</text:p>
          </table:table-cell>
          <table:table-cell table:style-name="Table1.A1" office:value-type="string">
            <text:p text:style-name="Table_20_Contents">$2.0T+</text:p>
          </table:table-cell>
        </table:table-row>
        <table:table-row>
          <table:table-cell table:style-name="Table1.A1" office:value-type="string">
            <text:p text:style-name="Table_20_Contents">Meal kit market</text:p>
          </table:table-cell>
          <table:table-cell table:style-name="Table1.A1" office:value-type="string">
            <text:p text:style-name="Table_20_Contents">$30B+</text:p>
          </table:table-cell>
        </table:table-row>
        <table:table-row>
          <table:table-cell table:style-name="Table1.A1" office:value-type="string">
            <text:p text:style-name="Table_20_Contents">Elderly care &amp; assisted living meals</text:p>
          </table:table-cell>
          <table:table-cell table:style-name="Table1.A1" office:value-type="string">
            <text:p text:style-name="Table_20_Contents">$700B</text:p>
          </table:table-cell>
        </table:table-row>
      </table:table>
      <text:p text:style-name="P1">Combined addressable market is <text:span text:style-name="Strong_20_Emphasis">over $3 trillion</text:span>.</text:p>
      <text:p text:style-name="P1">No current competitor covers:</text:p>
      <text:list text:style-name="L14">
        <text:list-item>
          <text:p text:style-name="P19">Humanoid automation</text:p>
        </text:list-item>
        <text:list-item>
          <text:p text:style-name="P19">Secure ingredient supply</text:p>
        </text:list-item>
        <text:list-item>
          <text:p text:style-name="P19">Revenue-controlled distribution</text:p>
        </text:list-item>
        <text:list-item>
          <text:p text:style-name="P19">Recipe intelligence</text:p>
        </text:list-item>
      </text:list>
      <text:p text:style-name="P1"><text:span text:style-name="Strong_20_Emphasis">RoboChef is a category creator.</text:span></text:p>
      <text:p text:style-name="P2"/>
      <text:h text:style-name="P7" text:outline-level="2">✔️ Next Step</text:h>
      <text:p text:style-name="P1">I will deliver <text:span text:style-name="Strong_20_Emphasis">PART 2 — Detailed Product/System Description</text:span><text:line-break/>including the humanoid functions, food capsule handling, AEC system engineering details, robotics architecture, sensors, actuators, and workflow diagrams.</text:p>
      <text:p text:style-name="P1">Just say: <text:span text:style-name="Strong_20_Emphasis">“continue”</text:span><text:line-break/>and I will deliver the next section.</text:p>
      <text:section text:style-name="Sect1" text:name="thread-bottom-container">
        <text:p text:style-name="P20"/>
        <text:section text:style-name="Sect1" text:name="thread-bottom">
          <text:p text:style-name="P21"><draw:control text:anchor-type="as-char" draw:z-index="0" draw:name="Shape1" draw:style-name="gr1" draw:text-style-name="P22" svg:width="8.3752in" svg:height="0.8543in" draw:control="control1"/></text:p>
          <text:p text:style-name="P23"><draw:control text:anchor-type="as-char" draw:z-index="1" draw:name="Shape2" draw:style-name="gr2" draw:text-style-name="P24" svg:width="9.0106in" svg:height="1.6567in" draw:control="control2"/></text:p>
          <text:section text:style-name="Sect1" text:name="prompt-textarea">
            <text:p text:style-name="P21"/>
          </text:section>
        </text:section>
      </text:section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8:23:45.804516400</meta:creation-date>
    <dc:date>2025-11-16T18:25:09.841181200</dc:date>
    <meta:editing-duration>PT1M24S</meta:editing-duration>
    <meta:editing-cycles>1</meta:editing-cycles>
    <meta:document-statistic meta:table-count="1" meta:image-count="0" meta:object-count="0" meta:page-count="4" meta:paragraph-count="144" meta:word-count="817" meta:character-count="5321" meta:non-whitespace-character-count="4727"/>
    <meta:generator>LibreOffice/25.8.2.2$Windows_X86_64 LibreOffice_project/d401f2107ccab8f924a8e2df40f573aab7605b6f</meta:generator>
  </office:meta>
</office:document-meta>
</file>